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4.5063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WARNING: this bom is taken from the cad which has some incorrect bolt lengths meaning THIS BOM IS NOT 100% ACCURAT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3 hardwar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ith enclosur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3x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m3x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x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x1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m3x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x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x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x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3x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 z belt tensioner, length depends on belt, shorter belt = longer screw</text:p>
          </table:table-cell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5 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5x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x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x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 z belt tensioner, can be longer</text:p>
          </table:table-cell>
        </table:table-row>
        <table:table-row table:style-name="ro2">
          <table:table-cell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m5x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x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m5 t nu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 washer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 par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MA17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MA17 400mm 8mm lead scre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mm lead screw nu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0mm 8mm lead scre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F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20t 8mm ID pull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20t 5mm ID smooth id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ed loop be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belt</text:p>
          </table:table-cell>
          <table:table-cell office:value-type="string" calcext:value-type="string">
            <text:p>3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0 400m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0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used on alt z</text:p>
          </table:table-cell>
        </table:table-row>
        <table:table-row table:style-name="ro2">
          <table:table-cell office:value-type="string" calcext:value-type="string">
            <text:p>2020 270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M8UU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M12U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69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mm OD 400mm linear r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mm OD 320mm linear ro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er 3 heat b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er 3 y carri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 alt z carriage if you don’t have a e3 one</text:p>
          </table:table-cell>
        </table:table-row>
        <table:table-row table:style-name="ro2">
          <table:table-cell office:value-type="string" calcext:value-type="string">
            <text:p>2020 corner brack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tru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biter is original design, sherpa mini mount available</text:p>
          </table:table-cell>
        </table:table-row>
        <table:table-row table:style-name="ro2">
          <table:table-cell office:value-type="string" calcext:value-type="string">
            <text:p>bamulab clone hote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6 nozz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010 blower f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10 axial f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-PINDA pro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20t 5mm ID pulle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alt z additional 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0 290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0 270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x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5 t nu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9:30:41.530000000</meta:creation-date>
    <dc:date>2025-05-20T20:38:46.802000000</dc:date>
    <meta:editing-duration>PT1H8M4S</meta:editing-duration>
    <meta:editing-cycles>2</meta:editing-cycles>
    <meta:generator>LibreOffice/7.5.2.2$Windows_X86_64 LibreOffice_project/53bb9681a964705cf672590721dbc85eb4d0c3a2</meta:generator>
    <meta:document-statistic meta:table-count="1" meta:cell-count="119" meta:object-count="0"/>
  </office:meta>
</office:document-meta>
</file>